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
      <text:p text:style-name="Text_20_body">As the boys grew up, Jacob loved to stay at home, but Esau loved to hunt animals. Rebekah loved Jacob, but Isaac loved Esau.</text:p>
      <text:h text:style-name="Heading_20_9" text:outline-level="9">07-02</text:h>
      <text:p text:style-name="First_20_paragraph"/>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
      <text:p text:style-name="Text_20_body">Esau hated Jacob because Jacob had stolen his rights as oldest son and also his blessing. So he planned to kill Jacob after their father died.</text:p>
      <text:h text:style-name="Heading_20_9" text:outline-level="9">07-06</text:h>
      <text:p text:style-name="First_20_paragraph"/>
      <text:p text:style-name="Text_20_body">But Rebekah heard of Esau’s plan. So she and Isaac sent Jacob far away to live with her relatives.</text:p>
      <text:h text:style-name="Heading_20_9" text:outline-level="9">07-07</text:h>
      <text:p text:style-name="First_20_paragraph"/>
      <text:p text:style-name="Text_20_body">Jacob lived with Rebekah’s relatives for many years. During that time he married and had 12 sons and a daughter. God made him very wealthy.</text:p>
      <text:h text:style-name="Heading_20_9" text:outline-level="9">07-08</text:h>
      <text:p text:style-name="First_20_paragraph"/>
      <text:p text:style-name="Text_20_body">After 20 years away from his home in Canaan, Jacob returned there with his family, his servants, and all his flocks and herds of animals.</text:p>
      <text:h text:style-name="Heading_20_9" text:outline-level="9">07-09</text:h>
      <text:p text:style-name="First_20_paragraph"/>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20Z</meta:creation-date>
    <dc:date>2023-05-24T11:35:20Z</dc:date>
  </office:meta>
</office:document-meta>
</file>